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9000001CB8E03A8E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66f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ccc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c330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0000cc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2.23cm" svg:x="1cm" svg:y="8.747cm">
          <draw:image xlink:href="Pictures/10000000000002C9000001CB8E03A8EC.png" xlink:type="simple" xlink:show="embed" xlink:actuate="onLoad">
            <text:p/>
          </draw:image>
        </draw:frame>
        <draw:custom-shape draw:style-name="gr2" draw:text-style-name="P1" draw:layer="layout" svg:width="0.635cm" svg:height="0.635cm" svg:x="4.81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35cm" svg:height="0.635cm" svg:x="5.572cm" svg:y="19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35cm" svg:height="0.635cm" svg:x="14.462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35cm" svg:height="0.635cm" svg:x="13.192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35cm" svg:height="0.635cm" svg:x="7.477cm" svg:y="11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889cm" svg:height="0.889cm" svg:x="10.906cm" svg:y="11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5cm" svg:height="0.635cm" svg:x="11.033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81cm" svg:height="0.381cm" svg:x="11.16cm" svg:y="11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889cm" svg:height="0.889cm" svg:x="16.494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635cm" svg:height="0.635cm" svg:x="16.621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81cm" svg:height="0.381cm" svg:x="16.748cm" svg:y="1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8-12T20:24:48.612335039</dc:date>
    <meta:generator>LibreOffice/4.2.4.2$Linux_X86_64 LibreOffice_project/420m0$Build-2</meta:generator>
    <meta:editing-duration>P0D</meta:editing-duration>
    <meta:editing-cycles>1</meta:editing-cycles>
    <meta:document-statistic meta:object-count="12"/>
  </office:meta>
</office:document-meta>
</file>